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9cc695" officeooo:paragraph-rsid="03a95ae6"/>
    </style:style>
    <style:style style:name="P4" style:family="paragraph" style:parent-style-name="Text_20_body">
      <style:text-properties fo:font-size="10pt" officeooo:rsid="03ada086" officeooo:paragraph-rsid="03ada086" style:font-size-asian="10pt" style:font-size-complex="10pt"/>
    </style:style>
    <style:style style:name="P5" style:family="paragraph" style:parent-style-name="Text_20_body">
      <style:text-properties fo:font-size="10pt" officeooo:rsid="03a95ae6" officeooo:paragraph-rsid="03a95ae6" style:font-size-asian="10pt" style:font-size-complex="10pt"/>
    </style:style>
    <style:style style:name="P6" style:family="paragraph" style:parent-style-name="Text_20_body">
      <style:text-properties officeooo:rsid="03b871e0" officeooo:paragraph-rsid="03b871e0"/>
    </style:style>
    <style:style style:name="P7" style:family="paragraph" style:parent-style-name="Text_20_body">
      <style:text-properties officeooo:rsid="03b871e0" officeooo:paragraph-rsid="03bbeb38"/>
    </style:style>
    <style:style style:name="P8" style:family="paragraph" style:parent-style-name="Text_20_body">
      <style:text-properties officeooo:paragraph-rsid="03c2fe8a"/>
    </style:style>
    <style:style style:name="P9" style:family="paragraph" style:parent-style-name="Text_20_body">
      <style:text-properties officeooo:rsid="03c3e31b" officeooo:paragraph-rsid="03c4c078"/>
    </style:style>
    <style:style style:name="P10" style:family="paragraph" style:parent-style-name="Text_20_body">
      <style:text-properties officeooo:rsid="03c4c078" officeooo:paragraph-rsid="03c2fe8a"/>
    </style:style>
    <style:style style:name="P11" style:family="paragraph" style:parent-style-name="Text_20_body">
      <style:text-properties officeooo:rsid="03c2fe8a" officeooo:paragraph-rsid="03c2fe8a"/>
    </style:style>
    <style:style style:name="P12" style:family="paragraph" style:parent-style-name="Text_20_body">
      <style:text-properties officeooo:rsid="0392fa28" officeooo:paragraph-rsid="0392fa28"/>
    </style:style>
    <style:style style:name="P13" style:family="paragraph" style:parent-style-name="Text_20_body">
      <style:text-properties officeooo:rsid="03ca0770" officeooo:paragraph-rsid="03ca0770"/>
    </style:style>
    <style:style style:name="P14" style:family="paragraph" style:parent-style-name="Heading_20_1">
      <style:text-properties officeooo:rsid="036a1fa6" officeooo:paragraph-rsid="036a1fa6"/>
    </style:style>
    <style:style style:name="T1" style:family="text">
      <style:text-properties officeooo:rsid="0397df2a"/>
    </style:style>
    <style:style style:name="T2" style:family="text">
      <style:text-properties officeooo:rsid="039ff8c6"/>
    </style:style>
    <style:style style:name="T3" style:family="text">
      <style:text-properties fo:font-style="italic" officeooo:rsid="039ff8c6" style:font-style-asian="italic" style:font-style-complex="italic"/>
    </style:style>
    <style:style style:name="T4" style:family="text">
      <style:text-properties fo:font-style="italic" officeooo:rsid="03b16ef2" style:font-style-asian="italic" style:font-style-complex="italic"/>
    </style:style>
    <style:style style:name="T5" style:family="text">
      <style:text-properties officeooo:rsid="03a606db"/>
    </style:style>
    <style:style style:name="T6" style:family="text">
      <style:text-properties officeooo:rsid="03b16ef2"/>
    </style:style>
    <style:style style:name="T7" style:family="text">
      <style:text-properties style:text-position="sub 58%" fo:font-style="italic" officeooo:rsid="03b16ef2" style:font-style-asian="italic" style:font-style-complex="italic"/>
    </style:style>
    <style:style style:name="T8" style:family="text">
      <style:text-properties officeooo:rsid="03bf0829"/>
    </style:style>
    <style:style style:name="T9" style:family="text">
      <style:text-properties officeooo:rsid="03c2fe8a"/>
    </style:style>
    <style:style style:name="T10" style:family="text">
      <style:text-properties officeooo:rsid="03c4c078"/>
    </style:style>
    <style:style style:name="T11" style:family="text">
      <style:text-properties officeooo:rsid="03c79cb4"/>
    </style:style>
    <style:style style:name="T12" style:family="text">
      <style:text-properties officeooo:rsid="03cac6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שיעורי בית</text:h>
      <text:p text:style-name="P12">1. הוכיחו שכל <text:span text:style-name="T1">שידוך יציב הוא יעיל פארטו.</text:span></text:p>
      <text:p text:style-name="P13">2. <text:span text:style-name="T12">מיצאו דוגמה של שוק עם 3 סטודנטים ו-3 מחלקות שבו אלגוריתם "קבלה על תנאי" מחזיר תמיד את אותו שידוך, בין אם הסטודנטים מציעים או המחלקות מציעות.</text:span></text:p>
      <text:p text:style-name="P10"><text:span text:style-name="T11">3</text:span>. באלגוריתם הקבלה על-תנאי, הנחנו שמספר הסטודנטים שווה למספר המחלקות, ובכל מחלקה יש מקום אחד.</text:p>
      <text:p text:style-name="P11"><text:s text:c="5"/>א. הסבירו איך צריך לשנות את האלגוריתם כדי שיעבוד גם כשמספר הסטודנטים שונה ממספר המחלקות (עדיין בכל מחלקה יש מקום אחד).</text:p>
      <text:p text:style-name="P8"><text:span text:style-name="T9"><text:s text:c="5"/>ב. הסבירו איך צריך לשנות את האלגוריתם כאשר בכל מחלקה יש מקום לכמה סטודנטים; <text:s/>מספר הסטודנטים הכולל במחלקה </text:span><text:span text:style-name="T4">i</text:span><text:span text:style-name="T6"> הוא </text:span><text:span text:style-name="T4">c</text:span><text:span text:style-name="T7">i</text:span><text:span text:style-name="T6">. כתבו בפירוש את האלגוריתם למקרה זה.</text:span></text:p>
      <text:p text:style-name="P11"><text:s text:c="5"/>ג. מה סיבוכיות זמן הריצה של האלגוריתם שתיארתם בסעיף ב, כפונקציה של מספר הסטודנטים והמחלקות?</text:p>
      <text:p text:style-name="P9"><text:span text:style-name="T11">4</text:span>.<text:span text:style-name="T10"> בשוק גני-הילדים ביפן, לכל ילד יש העדפות שונות על הגנים, אבל לכל הגנים יש אותן העדפות - הם מדרגים את הילדים מהנמוך לגבוה. תארו אלגוריתם המבוסס על "דיקטטורה סדרתית" המייצר שידוך יציב. מה סיבוכיות זמן הריצה של אלגוריתם זה?</text:span></text:p>
      <text:p text:style-name="P7"><text:span text:style-name="T11">5</text:span>. <text:span text:style-name="T8">האם אתם </text:span>מכירים "שוק דו-צדדי" המתנהל כיום בצורה מבוזרת, ולדעתכם היה יכול להתנהל טוב יותר בצורה מרכזית ע"י אלגוריתם למציאת שידוך יציב?</text:p>
      <text:p text:style-name="P3"><text:span text:style-name="T11">6</text:span>. <text:span text:style-name="T5">במציאות אלגוריתמי שידוך משמשים לשידוך בין סטודנטים למחלקות או רופאים לבתי-חולים, אבל בספרי-הלימוד ובמאמרים המחקריים מדברים על שידוך בין נשים לגברים. ראו למשל בקישורים:</text:span></text:p>
      <text:p text:style-name="P5">ftp://cramton.umd.edu/econ415/deferred-acceptance-algorithm.pdf</text:p>
      <text:p text:style-name="P4">http://www.bhol.co.il/forums/topic.asp?topic_id=2820159&amp;forum_id=17053</text:p>
      <text:p text:style-name="P3"><text:span text:style-name="T5">יש </text:span><text:span text:style-name="T3">n</text:span><text:span text:style-name="T2"> נשים ו-</text:span><text:span text:style-name="T3">n</text:span><text:span text:style-name="T2"> גברים, לכל אישה יש דירוג של הגברים ולכל גבר יש דירוג של הנשים, והמטרה היא למצוא שידוך יציב - <text:s/>כל איש משודך לאישה וכל אישה משודכת לאיש ואין זוג שרוצה להתחלף. <text:s text:c="2"/>האם לדעתכם מערכת שידוכים מרכזית כזאת יכולה לעבוד במציאות? מה היתרונות והחסרונות של מערכת כזאת ומה יקרה אם ננסה ליישם אותה?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20T16:36:38.138027985</dc:date>
    <meta:editing-duration>P8DT14H50M13S</meta:editing-duration>
    <meta:editing-cycles>883</meta:editing-cycles>
    <meta:document-statistic meta:table-count="0" meta:image-count="0" meta:object-count="0" meta:page-count="1" meta:paragraph-count="15" meta:word-count="268" meta:character-count="1636" meta:non-whitespace-character-count="1364"/>
  </office:meta>
</office:document-meta>
</file>